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MimeTypeException.InvalidMimeTypeException( String mimeTyp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alidMimeTypeException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